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Neutral" style:data-style-name="N0">
      <style:table-cell-properties fo:background-color="#FFEB9C"/>
      <style:text-properties fo:color="#9C6500"/>
    </style:style>
    <style:style style:name="ce4" style:family="table-cell" style:parent-style-name="_201_nfasis5" style:data-style-name="N0">
      <style:table-cell-properties fo:background-color="#4472C4"/>
      <style:text-properties fo:color="#FFFFFF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_201_nfasis5" style:data-style-name="N0">
      <style:table-cell-properties fo:background-color="#4472C4"/>
      <style:text-properties fo:color="#FFFFFF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_201_nfasis5" style:data-style-name="N0">
      <style:table-cell-properties fo:background-color="#4472C4"/>
      <style:text-properties fo:color="#FFFFFF" style:text-underline-style="solid" style:text-underline-type="single" fo:font-weight="bold" style:font-weight-asian="bold" style:font-weight-complex="bold"/>
    </style:style>
    <style:style style:name="ce8" style:family="table-cell" style:parent-style-name="_201_nfasis5" style:data-style-name="N0">
      <style:table-cell-properties fo:background-color="#4472C4"/>
      <style:text-properties fo:color="#FFFFFF"/>
    </style:style>
    <style:style style:name="ce9" style:family="table-cell" style:parent-style-name="_201_nfasis6" style:data-style-name="N0">
      <style:table-cell-properties fo:background-color="#70AD47"/>
      <style:text-properties fo:color="#FFFFFF"/>
    </style:style>
    <style:style style:name="ce10" style:family="table-cell" style:parent-style-name="_201_nfasis6" style:data-style-name="N0">
      <style:table-cell-properties fo:background-color="#70AD47"/>
      <style:text-properties fo:color="#FFFFFF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" style:family="table-cell" style:parent-style-name="_201_nfasis6" style:data-style-name="N0">
      <style:table-cell-properties fo:background-color="#70AD47"/>
      <style:text-properties fo:color="#FFFFFF" fo:font-weight="bold" style:font-weight-asian="bold" style:font-weight-complex="bold"/>
    </style:style>
    <style:style style:name="ce12" style:family="table-cell" style:parent-style-name="Incorrecto" style:data-style-name="N0">
      <style:table-cell-properties fo:background-color="#FFC7CE"/>
      <style:text-properties fo:color="#9C0006"/>
    </style:style>
    <style:style style:name="ce13" style:family="table-cell" style:parent-style-name="Incorrecto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4.39208333333333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3.67770833333333cm" style:use-optimal-column-width="true"/>
    </style:style>
    <style:style style:name="co6" style:family="table-column">
      <style:table-column-properties fo:break-before="auto" style:column-width="3.22791666666667cm" style:use-optimal-column-width="true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4.18041666666667cm" style:use-optimal-column-width="true"/>
    </style:style>
    <style:style style:name="co10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Tonnage&quot;)">
          <table:help-message table:display="true"/>
          <table:error-message table:display="true"/>
        </table:content-validation>
        <table:content-validation table:name="val2" table:condition="of:cell-content-is-in-list($$chassistype2)" table:base-cell-address="Hoja1.C12">
          <table:help-message table:display="true"/>
          <table:error-message table:display="true"/>
        </table:content-validation>
      </table:content-validation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To use this calculator, just input Tonnage, Hardpoints, and select Chassis Type (Drop down, )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office:value-type="string" table:style-name="ce4">
            <text:p>ChassisDef</text:p>
          </table:table-cell>
          <table:table-cell office:value-type="string" table:style-name="ce1">
            <text:p>Value to be used on ChassisDef file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4">
            <text:p>Mechdef</text:p>
          </table:table-cell>
          <table:table-cell office:value-type="string" table:style-name="ce1">
            <text:p>Value to be used on Mechdef file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4">
            <text:p>SimGamePart</text:p>
          </table:table-cell>
          <table:table-cell office:value-type="string" table:style-name="ce1">
            <text:p>Value to be used as SimGamePart value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For hardpoints, input the total number of hardpoints on the chassis.</text:p>
          </table:table-cell>
          <table:table-cell table:number-columns-repeated="3" table:style-name="ce12"/>
          <table:table-cell office:value-type="string" table:style-name="ce13">
            <text:p>==</text:p>
          </table:table-cell>
          <table:table-cell office:value-type="string" table:style-name="ce12">
            <text:p>If 5 Energy, 5 Missile, 5 Ballistics and 2 Support = 17 hardpoints</text:p>
          </table:table-cell>
          <table:table-cell table:number-columns-repeated="3" table:style-name="ce12"/>
          <table:table-cell table:number-columns-repeated="16375" table:style-name="ce1"/>
        </table:table-row>
        <table:table-row table:style-name="ro1">
          <table:table-cell office:value-type="string" table:style-name="ce12">
            <text:p>For OMNI hardpoints, input the total number of OMNI hardpoints on the chassis.</text:p>
          </table:table-cell>
          <table:table-cell table:number-columns-repeated="3" table:style-name="ce12"/>
          <table:table-cell office:value-type="string" table:style-name="ce13">
            <text:p>==</text:p>
          </table:table-cell>
          <table:table-cell office:value-type="string" table:style-name="ce12">
            <text:p>#Number of hardpoints of any type, they all are shared as a pool</text:p>
          </table:table-cell>
          <table:table-cell table:number-columns-repeated="3" table:style-name="ce1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EGULAR MEC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Tonnage</text:p>
          </table:table-cell>
          <table:table-cell office:value-type="string" table:style-name="ce4">
            <text:p># Hardpoints (TOTAL)</text:p>
          </table:table-cell>
          <table:table-cell office:value-type="string" table:style-name="ce7">
            <text:p>Chassis Type</text:p>
          </table:table-cell>
          <table:table-cell table:style-name="ce1"/>
          <table:table-cell office:value-type="string" table:style-name="ce8">
            <text:p>Chassis Base Cost</text:p>
          </table:table-cell>
          <table:table-cell office:value-type="string" table:style-name="ce8">
            <text:p>Hardpoint Cost</text:p>
          </table:table-cell>
          <table:table-cell office:value-type="string" table:style-name="ce8">
            <text:p>Type Cost</text:p>
          </table:table-cell>
          <table:table-cell office:value-type="string" table:style-name="ce8">
            <text:p>ChassisDef</text:p>
          </table:table-cell>
          <table:table-cell office:value-type="string" table:style-name="ce8">
            <text:p>Mechdef</text:p>
          </table:table-cell>
          <table:table-cell office:value-type="string" table:style-name="ce8">
            <text:p>SimGamePart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string" table:content-validation-name="val2" table:style-name="ce2">
            <text:p>Clanner</text:p>
          </table:table-cell>
          <table:table-cell table:style-name="ce1"/>
          <table:table-cell office:value-type="float" office:value="25000" table:formula="of:=IF([.A12]&lt;20;([.A23]+(3000*[.A12]));IF([.A12]&lt;40;([.A24]+(4000*[.A12]));IF([.A12]&lt;60;([.A25]+(6000*[.A12]));IF([.A12]&lt;80;([.A26]+(8000*[.A12]));IF([.A12]&gt;=80;([.A27]+(10000*[.A12])))))))" table:style-name="ce2">
            <text:p>25000</text:p>
          </table:table-cell>
          <table:table-cell office:value-type="float" office:value="30855.999999999996" table:formula="of:=([.E12]+([.B12]*100))*((1+([.B12]/100)))" table:style-name="ce2">
            <text:p>30856</text:p>
          </table:table-cell>
          <table:table-cell office:value-type="float" office:value="40112.799999999996" table:formula="of:=[.F12]*(1+([.D23]/100))" table:style-name="ce2">
            <text:p>40112.8</text:p>
          </table:table-cell>
          <table:table-cell office:value-type="float" office:value="401127.99999999994" table:formula="of:=[.G12]*10" table:style-name="ce2">
            <text:p>401128</text:p>
          </table:table-cell>
          <table:table-cell office:value-type="float" office:value="80225.599999999991" table:formula="of:=[.G12]*2" table:style-name="ce2">
            <text:p>80225.6</text:p>
          </table:table-cell>
          <table:table-cell office:value-type="float" office:value="80225.599999999991" table:formula="of:=[.H12]/5" table:style-name="ce2">
            <text:p>80225.6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OMNI MECH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1">
            <text:p>#Omni (TOTAL)</text:p>
          </table:table-cell>
          <table:table-cell table:number-columns-repeated="2" table:style-name="ce1"/>
          <table:table-cell office:value-type="string" table:style-name="ce9">
            <text:p>Chassis Base Cost</text:p>
          </table:table-cell>
          <table:table-cell office:value-type="string" table:style-name="ce9">
            <text:p>Hardpoint Cost</text:p>
          </table:table-cell>
          <table:table-cell office:value-type="string" table:style-name="ce9">
            <text:p>Type Cost</text:p>
          </table:table-cell>
          <table:table-cell office:value-type="string" table:style-name="ce9">
            <text:p>ChassisDef</text:p>
          </table:table-cell>
          <table:table-cell office:value-type="string" table:style-name="ce9">
            <text:p>Mechdef</text:p>
          </table:table-cell>
          <table:table-cell office:value-type="string" table:style-name="ce9">
            <text:p>SimGamePart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8" table:style-name="ce2">
            <text:p>8</text:p>
          </table:table-cell>
          <table:table-cell table:content-validation-name="val2" table:style-name="ce1"/>
          <table:table-cell table:style-name="ce1"/>
          <table:table-cell office:value-type="float" office:value="25000" table:formula="of:=IF([.A12]&lt;20;([.A23]+(3000*[.A12]));IF([.A12]&lt;40;([.A24]+(4000*[.A12]));IF([.A12]&lt;60;([.A25]+(6000*[.A12]));IF([.A12]&lt;80;([.A26]+(8000*[.A12]));IF([.A12]&gt;=80;([.A27]+(10000*[.A12])))))))" table:style-name="ce2">
            <text:p>25000</text:p>
          </table:table-cell>
          <table:table-cell office:value-type="float" office:value="111456.00000000001" table:formula="of:=([.E17]+([.B17]*100))*((1+([.B17]/100))*4)" table:style-name="ce2">
            <text:p>111456</text:p>
          </table:table-cell>
          <table:table-cell office:value-type="float" office:value="144892.80000000002" table:formula="of:=[.F17]*(1+([.D23]/100))" table:style-name="ce2">
            <text:p>144892.8</text:p>
          </table:table-cell>
          <table:table-cell office:value-type="float" office:value="1448928.0000000002" table:formula="of:=[.G17]*10" table:style-name="ce2">
            <text:p>1448928</text:p>
          </table:table-cell>
          <table:table-cell office:value-type="float" office:value="289785.60000000003" table:formula="of:=[.G17]*2" table:style-name="ce2">
            <text:p>289785.6</text:p>
          </table:table-cell>
          <table:table-cell office:value-type="float" office:value="289785.60000000003" table:formula="of:=[.H17]/5" table:style-name="ce2">
            <text:p>289785.6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3">
            <text:p>Chassis Base Cost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Chassis Multiplier (%)</text:p>
          </table:table-cell>
          <table:table-cell table:style-name="ce3"/>
          <table:table-cell office:value-type="string" table:style-name="ce3">
            <text:p>Chassis Type</text:p>
          </table:table-cell>
          <table:table-cell office:value-type="string" table:style-name="ce3">
            <text:p>Multipliers (decimal)</text:p>
          </table:table-cell>
          <table:table-cell table:number-columns-repeated="16377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string" table:style-name="ce1">
            <text:p>Superlight</text:p>
          </table:table-cell>
          <table:table-cell office:value-type="string" table:style-name="ce1">
            <text:p>Below 20 tons</text:p>
          </table:table-cell>
          <table:table-cell office:value-type="float" office:value="30" table:formula="of:=IF([.C12]=&quot;Elite&quot;;20;IF([.C12]=&quot;Clanner&quot;;30;IF([.C12]=&quot;PowerArmor&quot;;100;IF([.C12]=&quot;Primitive&quot;;-5;IF([.C12]=&quot;Pirate&quot;;0;IF([.C12]=&quot;JK Hero&quot;;10))))))" table:style-name="ce2">
            <text:p>30</text:p>
          </table:table-cell>
          <table:table-cell table:style-name="ce1"/>
          <table:table-cell office:value-type="string" table:style-name="ce1">
            <text:p>Clanner</text:p>
          </table:table-cell>
          <table:table-cell office:value-type="float" office:value="1.3" table:style-name="ce1">
            <text:p>1.3</text:p>
          </table:table-cell>
          <table:table-cell table:number-columns-repeated="16377" table:style-name="ce1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string" table:style-name="ce1">
            <text:p>Light</text:p>
          </table:table-cell>
          <table:table-cell office:value-type="string" table:style-name="ce1">
            <text:p>20-35</text:p>
          </table:table-cell>
          <table:table-cell table:number-columns-repeated="2" table:style-name="ce1"/>
          <table:table-cell office:value-type="string" table:style-name="ce1">
            <text:p>Elite</text:p>
          </table:table-cell>
          <table:table-cell office:value-type="float" office:value="1.2" table:style-name="ce1">
            <text:p>1.2</text:p>
          </table:table-cell>
          <table:table-cell table:number-columns-repeated="16377" table:style-name="ce1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40-55</text:p>
          </table:table-cell>
          <table:table-cell table:number-columns-repeated="2" table:style-name="ce1"/>
          <table:table-cell office:value-type="string" table:style-name="ce1">
            <text:p>PowerArmor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string" table:style-name="ce1">
            <text:p>Heavy</text:p>
          </table:table-cell>
          <table:table-cell office:value-type="string" table:style-name="ce1">
            <text:p>60-75</text:p>
          </table:table-cell>
          <table:table-cell table:number-columns-repeated="2" table:style-name="ce1"/>
          <table:table-cell office:value-type="string" table:style-name="ce1">
            <text:p>Primitive</text:p>
          </table:table-cell>
          <table:table-cell office:value-type="float" office:value="0.95" table:style-name="ce1">
            <text:p>0.95</text:p>
          </table:table-cell>
          <table:table-cell table:number-columns-repeated="16377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string" table:style-name="ce1">
            <text:p>Assault &amp; Superheavy</text:p>
          </table:table-cell>
          <table:table-cell office:value-type="string" table:style-name="ce1">
            <text:p>80-200</text:p>
          </table:table-cell>
          <table:table-cell table:number-columns-repeated="2" table:style-name="ce1"/>
          <table:table-cell office:value-type="string" table:style-name="ce1">
            <text:p>Pirates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JK Hero</text:p>
          </table:table-cell>
          <table:table-cell office:value-type="float" office:value="1.1000000000000001" table:style-name="ce1">
            <text:p>1.1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 table:content-validation-name="val1" table:style-name="ce1"/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  <table:table table:name="Hoja2" table:style-name="ta2">
        <table:table-column table:style-name="co8" table:number-columns-repeated="16384" table:default-cell-style-name="ce1"/>
        <table:table-row table:style-name="ro1">
          <table:table-cell table:style-name="ce2"/>
          <table:table-cell table:style-name="ce1"/>
          <table:table-cell table:style-name="ce2"/>
          <table:table-cell table:style-name="ce1"/>
          <table:table-cell office:value-type="string" table:style-name="ce2">
            <text:p>Type Multiplie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Clanne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Elite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JK Hero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PowerArmo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Primitive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Pirat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hassistype" table:cell-range-address="Hoja2.$E$3:Hoja2.$E$9" table:base-cell-address="Hoja2.$A$1"/>
        <table:named-range table:name="chassistype2" table:cell-range-address="Hoja2.$E$2:Hoja2.$E$7" table:base-cell-address="Hoja2.$A$1"/>
        <table:named-range table:name="hpnum" table:cell-range-address="Hoja2.$C$2:Hoja2.$C$49" table:base-cell-address="Hoja2.$A$1"/>
        <table:named-range table:name="Tonnage" table:cell-range-address="Hoja1.$A$33:Hoja1.$A$34" table:base-cell-address="Hoja1.$A$1"/>
        <table:named-range table:name="Tons" table:cell-range-address="Hoja2.$A$2:Hoja2.$A$41" table:base-cell-address="Hoja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XMach</meta:initial-creator>
    <dc:creator>MXMach</dc:creator>
    <meta:creation-date>2019-07-01T03:26:59Z</meta:creation-date>
    <dc:date>2019-07-01T05:56:35Z</dc:date>
  </office:meta>
</office:document-meta>
</file>